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ce style:name="monospace1" svg:font-family="monospace, monospace"/>
    <style:font-face style:name="proxima-nova" svg:font-family="proxima-nova,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f0e14"/>
    </style:style>
    <style:style style:name="P2" style:family="paragraph" style:parent-style-name="Standard">
      <style:paragraph-properties fo:text-align="center" style:justify-single-word="false"/>
      <style:text-properties fo:font-weight="bold" officeooo:paragraph-rsid="000f0e14" style:font-weight-asian="bold" style:font-weight-complex="bold"/>
    </style:style>
    <style:style style:name="P3" style:family="paragraph" style:parent-style-name="Standard">
      <style:text-properties fo:font-weight="bold" officeooo:paragraph-rsid="000f0e14" style:font-weight-asian="bold" style:font-weight-complex="bold"/>
    </style:style>
    <style:style style:name="P4" style:family="paragraph" style:parent-style-name="Standard">
      <style:text-properties fo:font-weight="bold" officeooo:paragraph-rsid="000f7b98" style:font-weight-asian="bold" style:font-weight-complex="bold"/>
    </style:style>
    <style:style style:name="P5" style:family="paragraph" style:parent-style-name="Standard">
      <style:paragraph-properties fo:text-align="start" style:justify-single-word="false"/>
      <style:text-properties fo:font-weight="normal" officeooo:paragraph-rsid="000f0e14" style:font-weight-asian="normal" style:font-weight-complex="normal"/>
    </style:style>
    <style:style style:name="P6" style:family="paragraph" style:parent-style-name="Standard">
      <style:text-properties fo:font-weight="normal" officeooo:paragraph-rsid="000f7b98" style:font-weight-asian="normal" style:font-weight-complex="normal"/>
    </style:style>
    <style:style style:name="P7" style:family="paragraph" style:parent-style-name="Standard">
      <style:text-properties officeooo:paragraph-rsid="000f8c3c"/>
    </style:style>
    <style:style style:name="P8" style:family="paragraph" style:parent-style-name="Standard">
      <style:text-properties officeooo:paragraph-rsid="001105c4"/>
    </style:style>
    <style:style style:name="P9" style:family="paragraph" style:parent-style-name="Text_20_body">
      <style:text-properties officeooo:paragraph-rsid="000f0e14"/>
    </style:style>
    <style:style style:name="P10" style:family="paragraph" style:parent-style-name="Preformatted_20_Text">
      <style:paragraph-properties fo:margin-left="0cm" fo:margin-right="0cm" fo:margin-top="0cm" fo:margin-bottom="0cm" style:contextual-spacing="false" fo:widows="1" fo:text-indent="0cm" style:auto-text-indent="false" fo:padding="0cm" fo:border="none"/>
    </style:style>
    <style:style style:name="T1" style:family="text">
      <style:text-properties officeooo:rsid="000f0e14"/>
    </style:style>
    <style:style style:name="T2" style:family="text">
      <style:text-properties fo:font-variant="normal" fo:text-transform="none" fo:color="#333333" style:font-name="monospace" fo:font-size="9.75pt" fo:letter-spacing="normal" fo:font-style="normal" fo:font-weight="normal" officeooo:rsid="000f0e14"/>
    </style:style>
    <style:style style:name="T3" style:family="text">
      <style:text-properties fo:font-variant="normal" fo:text-transform="none" fo:color="#333333" style:font-name="monospace1" fo:font-size="10.5pt" fo:letter-spacing="normal" fo:font-style="normal" fo:font-weight="normal" fo:background-color="transparent"/>
    </style:style>
    <style:style style:name="T4" style:family="text">
      <style:text-properties fo:font-variant="normal" fo:text-transform="none" fo:color="#333333" style:font-name="monospace1" fo:font-size="10.5pt" fo:letter-spacing="normal" fo:font-style="normal" fo:font-weight="normal" officeooo:rsid="000f7b98" fo:background-color="transparent"/>
    </style:style>
    <style:style style:name="T5" style:family="text">
      <style:text-properties fo:font-variant="normal" fo:text-transform="none" fo:color="#000000" style:font-name="proxima-nova" fo:font-size="12pt" fo:letter-spacing="normal" fo:font-style="normal" officeooo:rsid="000f0e14"/>
    </style:style>
    <style:style style:name="T6" style:family="text">
      <style:text-properties fo:font-variant="normal" fo:text-transform="none" fo:color="#000000" style:font-name="proxima-nova" fo:font-size="12pt" fo:letter-spacing="normal" fo:font-style="normal" fo:font-weight="normal" officeooo:rsid="000f0e14"/>
    </style:style>
    <style:style style:name="T7" style:family="text">
      <style:text-properties fo:font-variant="normal" fo:text-transform="none" fo:color="#111111" style:font-name="monospace1" fo:font-size="11.25pt" fo:letter-spacing="normal" fo:font-style="normal" fo:font-weight="normal" officeooo:rsid="000f0e14"/>
    </style:style>
    <style:style style:name="T8" style:family="text">
      <style:text-properties officeooo:rsid="000f7b98"/>
    </style:style>
    <style:style style:name="T9" style:family="text">
      <style:text-properties officeooo:rsid="000f8c3c"/>
    </style:style>
    <style:style style:name="T10" style:family="text">
      <style:text-properties officeooo:rsid="001105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p>
      <text:p text:style-name="P2"><text:span text:style-name="T1">Ansible</text:span></text:p>
      <text:p text:style-name="P2"><text:span text:style-name="T1"/></text:p>
      <text:p text:style-name="P5"><text:span text:style-name="T1">What is Ansible?</text:span></text:p>
      <text:p text:style-name="P5"><text:span text:style-name="T1"/></text:p>
      <text:p text:style-name="P5"><text:span text:style-name="T5">Ansible is an easy configuration management system that can be used to automate and organize your system configuration tasks for a large network of computers. While some other configuration management systems require many different packages to be installed on the server and client systems, with Ansible, you only need to install a server component and have SSH access to the client machines.</text:span><text:span text:style-name="T1"> </text:span></text:p>
      <text:p text:style-name="P1"><text:span text:style-name="T1"/></text:p>
      <text:p text:style-name="P1"><text:span text:style-name="T6">Configuration files are mainly written in the YAML data serialization format due to its expressive nature and its similarity to popular markup languages. Ansible can interact with clients through either command line tools or through its configuration scripts called Playbooks.</text:span><text:span text:style-name="T1"> </text:span></text:p>
      <text:p text:style-name="P1"><text:span text:style-name="T1"/></text:p>
      <text:p text:style-name="P3"><text:span text:style-name="T1">Installing Ansible and Executing Playbooks</text:span></text:p>
      <text:p text:style-name="P1"><text:span text:style-name="T1"/></text:p>
      <text:p text:style-name="P1"><text:span text:style-name="T1">Steps:</text:span></text:p>
      <text:p text:style-name="P1"><text:span text:style-name="T1"/></text:p>
      <text:p text:style-name="P1"><text:span text:style-name="T1">1. Installation</text:span></text:p>
      <text:p text:style-name="P1"><text:span text:style-name="T1"><text:s text:c="5"/>For Linux: yum install ansible</text:span></text:p>
      <text:p text:style-name="P1"><text:span text:style-name="T1"><text:s text:c="5"/>For Ubuntu: apt-get install ansible</text:span></text:p>
      <text:p text:style-name="P1"><text:span text:style-name="T1"/></text:p>
      <text:p text:style-name="P1"><text:span text:style-name="T1">2. <text:s/>Generating SSH-KeyPairs</text:span></text:p>
      <text:p text:style-name="P1"><text:span text:style-name="T1"><text:s text:c="7"/>ssh-keygen </text:span></text:p>
      <text:p text:style-name="P8"><text:span text:style-name="T10"><text:s text:c="7"/>You can add your public ssh key using the following command</text:span></text:p>
      <text:p text:style-name="P8"><text:span text:style-name="T1"><text:s text:c="7"/></text:span><text:span text:style-name="T10"><text:s/>ssh-copy-id surbhi@10.105.15.65</text:span></text:p>
      <text:p text:style-name="P1"><text:span text:style-name="T1"/></text:p>
      <text:p text:style-name="P1"><text:span text:style-name="T1">3. <text:s/>Enter name/IP of hosts in /etc/ansible/hosts file</text:span></text:p>
      <text:p text:style-name="P1"><text:span text:style-name="T1"><text:s text:c="8"/>You can write only IP as well as detailed entry like </text:span></text:p>
      <text:p text:style-name="P1"><text:span text:style-name="T2">10.0.0.1 ansible_connection=ssh ansible_ssh_user=root ansible_ssh_pass=myrootpassword</text:span></text:p>
      <text:p text:style-name="P1"><text:span text:style-name="T1"/></text:p>
      <text:p text:style-name="P9"><text:span text:style-name="T6">Save and close the </text:span><text:span text:style-name="Source_20_Text"><text:span text:style-name="T7">hosts</text:span></text:span><text:span text:style-name="T6"> file. Let's run a simple check to make sure Ansible is able to connect to the host as expected by calling the </text:span><text:span text:style-name="Source_20_Text"><text:span text:style-name="T7">ping</text:span></text:span><text:span text:style-name="T6"> module.</text:span></text:p>
      <text:p text:style-name="P10"><text:span text:style-name="Source_20_Text"><text:span text:style-name="T3">Ansible -m ping </text:span></text:span><text:span text:style-name="Source_20_Text"><text:span text:style-name="T4">all</text:span></text:span></text:p>
      <text:p text:style-name="P1"><text:span text:style-name="T1"/></text:p>
      <text:p text:style-name="P7"><text:span text:style-name="T9">4. We make roles to get executed on the registered hosts. The list of roles in order will be run again every host registered in the hosts file.</text:span></text:p>
      <text:p text:style-name="P7"><text:span text:style-name="T9"/></text:p>
      <text:p text:style-name="P7"><text:span text:style-name="T9">5. <text:s/>Create a directory structure as : /etc/ansible/roles/*name*/tasks/main.yml</text:span></text:p>
      <text:p text:style-name="P7"><text:span text:style-name="T9"/></text:p>
      <text:p text:style-name="P7"><text:span text:style-name="T9">main.yml in tasks directory contains the tasks to be performed.</text:span></text:p>
      <text:p text:style-name="P7"><text:span text:style-name="T9"/></text:p>
      <text:p text:style-name="P7"><text:span text:style-name="T9">Example task for necessary updates in LINUX/UBUNTU can be written as follows:</text:span></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pan text:style-name="T9"/></text:p>
      <text:p text:style-name="P7"><text:soft-page-break/><text:span text:style-name="T9"/></text:p>
      <text:p text:style-name="P7"><text:span text:style-name="T9"/></text:p>
      <text:p text:style-name="P7"><text:span text:style-name="T9">main.yml</text:span></text:p>
      <text:p text:style-name="P7"><text:span text:style-name="T9">---</text:span></text:p>
      <text:p text:style-name="P7"><text:span text:style-name="T9"><text:s text:c="2"/>- name: install yum security plugin on RHEL 5.X</text:span></text:p>
      <text:p text:style-name="P7"><text:span text:style-name="T9"><text:s text:c="4"/>when: ansible_os_family == "RedHat" and ansible_lsb.major_release | int &lt;6</text:span></text:p>
      <text:p text:style-name="P7"><text:span text:style-name="T9"><text:s text:c="4"/>yum: pkg=yum-security state=latest</text:span></text:p>
      <text:p text:style-name="P7"><text:span text:style-name="T9"><text:s text:c="4"/>sudo: yes</text:span></text:p>
      <text:p text:style-name="P7"><text:span text:style-name="T9"><text:s text:c="2"/>- name: install yum security plugin on RHEL 6.X</text:span></text:p>
      <text:p text:style-name="P7"><text:span text:style-name="T9"><text:s text:c="4"/>when: ansible_os_family == "RedHat" and ansible_lsb.major_release | int &gt;=6</text:span></text:p>
      <text:p text:style-name="P7"><text:span text:style-name="T9"><text:s text:c="4"/>yum: pkg=yum-plugin-security state=latest;</text:span></text:p>
      <text:p text:style-name="P7"><text:span text:style-name="T9"><text:s text:c="4"/>sudo: yes</text:span></text:p>
      <text:p text:style-name="P7"><text:span text:style-name="T9"><text:s text:c="2"/>- name: Ubuntu updates</text:span></text:p>
      <text:p text:style-name="P7"><text:span text:style-name="T9"><text:s text:c="4"/>when: ansible_os_family == "Debian"</text:span></text:p>
      <text:p text:style-name="P7"><text:span text:style-name="T9"><text:s text:c="4"/>apt: upgrade=yes update_cache=yes</text:span></text:p>
      <text:p text:style-name="P7"><text:span text:style-name="T9"><text:s text:c="4"/>sudo: yes</text:span></text:p>
      <text:p text:style-name="P1"><text:span text:style-name="T1"/></text:p>
      <text:p text:style-name="P1"><text:span text:style-name="T1"/></text:p>
      <text:p text:style-name="P1"><text:span text:style-name="T1"><text:s text:c="9"/></text:span></text:p>
      <text:p text:style-name="P1"><text:span text:style-name="T1"/></text:p>
      <text:p text:style-name="P4"><text:span text:style-name="T8">References</text:span></text:p>
      <text:p text:style-name="P4"><text:span text:style-name="T8"/></text:p>
      <text:p text:style-name="P6"><text:span text:style-name="T8">1. https://www.digitalocean.com/community/tutorials/how-to-install-and-configure-ansible-on-an-ubuntu-12-04-vp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monospace" svg:font-family="monospace"/>
    <style:font-face style:name="monospace1" svg:font-family="monospace, monospace"/>
    <style:font-face style:name="proxima-nova" svg:font-family="proxima-nova, 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15:53:39.24</meta:creation-date>
    <dc:date>2015-08-19T18:40:19.30</dc:date>
    <meta:editing-duration>PT14M19S</meta:editing-duration>
    <meta:editing-cycles>1</meta:editing-cycles>
    <meta:document-statistic meta:table-count="0" meta:image-count="0" meta:object-count="0" meta:page-count="2" meta:paragraph-count="39" meta:word-count="319" meta:character-count="2326" meta:non-whitespace-character-count="1947"/>
    <meta:generator>LibreOffice/4.0.4.2$Windows_x86 LibreOffice_project/9e9821abd0ffdbc09cd8c52eaa574fa09eb08f2</meta:generator>
  </office:meta>
</office:document-meta>
</file>